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a0e09" officeooo:paragraph-rsid="000a0e09" style:font-size-asian="15pt" style:language-asian="zh" style:country-asian="CN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a787e" officeooo:paragraph-rsid="000a787e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text-properties fo:color="#ff0000" fo:font-size="15pt" fo:font-weight="bold" officeooo:rsid="000a0e09" officeooo:paragraph-rsid="000a0e09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color="#ff0000" fo:font-size="15pt" fo:font-weight="bold" officeooo:rsid="000a787e" officeooo:paragraph-rsid="000a787e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color="#ff0000" fo:font-size="15pt" fo:font-weight="bold" officeooo:rsid="000a787e" officeooo:paragraph-rsid="000a787e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text-properties fo:color="#ff0000" fo:font-size="15pt" fo:font-weight="bold" officeooo:rsid="000adf2f" officeooo:paragraph-rsid="000adf2f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cusListener接口</text:p>
      <text:p text:style-name="P3">语法:</text:p>
      <text:p text:style-name="P3">组件.addFocusListener(new FocusListener);</text:p>
      <text:p text:style-name="P3"><text:s text:c="3"/>组件获取焦点时调用的方法</text:p>
      <text:p text:style-name="P3">void focusGained(FocusEvebt e) </text:p>
      <text:p text:style-name="P3"><text:s text:c="3"/>组件失去焦点时调用的方法</text:p>
      <text:p text:style-name="P3">void focusLost(FocusEvent e)</text:p>
      <text:p text:style-name="P1"/>
      <text:p text:style-name="P4"><text:s/>jt1.addFocusListener(new jiao());//使用自定义的焦点监听</text:p>
      <text:p text:style-name="P2"><text:s text:c="11"/>jt2.addFocusListener(new jiao());</text:p>
      <text:p text:style-name="P2"><text:s text:c="11"/>jt3.addFocusListener(new jiao());</text:p>
      <text:p text:style-name="P2"><text:s text:c="10"/>setVisible(true);</text:p>
      <text:p text:style-name="P2"><text:s text:c="7"/>}</text:p>
      <text:p text:style-name="P2"><text:s text:c="7"/>/<text:span text:style-name="T1">/创建一个自定义焦点监听事件类</text:span></text:p>
      <text:p text:style-name="P4"><text:s text:c="7"/>class jiao implements FocusListener{</text:p>
      <text:p text:style-name="P4"/>
      <text:p text:style-name="P4"><text:tab/><text:tab/>@Override</text:p>
      <text:p text:style-name="P4"><text:tab/><text:tab/>public void focusGained(FocusEvent e) {</text:p>
      <text:p text:style-name="P4"><text:tab/><text:tab/><text:tab/>// TODO Auto-generated method stub</text:p>
      <text:p text:style-name="P4"><text:tab/><text:tab/>JTextField<text:tab/>tmp=(JTextField)e.getSource();//获取触发事件的组件</text:p>
      <text:p text:style-name="P4"><text:tab/><text:tab/>//给获取焦点的文本框设置颜色</text:p>
      <text:p text:style-name="P4"><text:tab/><text:tab/>tmp.setBorder(BorderFactory.createLineBorder(Color.green));</text:p>
      <text:p text:style-name="P4"><text:tab/><text:tab/>}</text:p>
      <text:p text:style-name="P6">public void focusLost(FocusEvent e) {</text:p>
      <text:p text:style-name="P6"><text:tab/><text:tab/><text:tab/>// TODO Auto-generated method stub</text:p>
      <text:p text:style-name="P6"><text:tab/><text:tab/><text:tab/>JTextField<text:tab/>tmp=(JTextField)e.getSource();</text:p>
      <text:p text:style-name="P6"><text:tab/><text:tab/><text:tab/>tmp.setBorder(BorderFactory.createLineBorder(Color.red));</text:p>
      <text:p text:style-name="P6"><text:tab/><text:tab/>}</text:p>
      <text:p text:style-name="P6"><text:s text:c="4"/><text:tab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3S</meta:editing-duration>
    <meta:editing-cycles>4</meta:editing-cycles>
    <meta:generator>LibreOffice/5.3.0.3$Windows_X86_64 LibreOffice_project/7074905676c47b82bbcfbea1aeefc84afe1c50e1</meta:generator>
    <dc:date>2017-12-25T13:19:33.123000000</dc:date>
    <meta:document-statistic meta:table-count="0" meta:image-count="0" meta:object-count="0" meta:page-count="1" meta:paragraph-count="27" meta:word-count="129" meta:character-count="794" meta:non-whitespace-character-count="670"/>
    <meta:user-defined meta:name="Info 1"/>
    <meta:user-defined meta:name="Info 2"/>
    <meta:user-defined meta:name="Info 3"/>
    <meta:user-defined meta:name="Info 4"/>
  </office:meta>
</office:document-meta>
</file>